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b5cd" officeooo:paragraph-rsid="0003b5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ing two numbers: </text:p>
      <text:p text:style-name="P1"/>
      <text:p text:style-name="P1">Step1 :make 3 variables A,B,Sum</text:p>
      <text:p text:style-name="P1">Step 2 : take two user input A &amp; B</text:p>
      <text:p text:style-name="P1">Step 3 : Sum = A + B</text:p>
      <text:p text:style-name="P1">Step 4 : print Su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0:46:25.954688558</meta:creation-date>
    <dc:date>2023-02-03T10:49:56.862678753</dc:date>
    <meta:editing-duration>PT3M31S</meta:editing-duration>
    <meta:editing-cycles>1</meta:editing-cycles>
    <meta:document-statistic meta:table-count="0" meta:image-count="0" meta:object-count="0" meta:page-count="1" meta:paragraph-count="5" meta:word-count="31" meta:character-count="123" meta:non-whitespace-character-count="96"/>
    <meta:generator>LibreOffice/7.3.7.2$Linux_X86_64 LibreOffice_project/30$Build-2</meta:generator>
  </office:meta>
</office:document-meta>
</file>